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13cm" svg:height="3.667cm" svg:x="1.666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2"><text:span text:style-name="T4">Games</text:span></text:p>
          <text:p text:style-name="P2"><text:span text:style-name="T1">GameID</text:span></text:p>
          <text:p text:style-name="P2"><text:span text:style-name="T1">Year</text:span></text:p>
          <text:p text:style-name="P2"><text:span text:style-name="T1">Countries Nbr(query ?)</text:span></text:p>
          <text:p text:style-name="P2"><text:span text:style-name="T1">Athletes Nbr(query ?)</text:span></text:p>
          <text:p text:style-name="P2"><text:span text:style-name="T1">Events Nbr(query ?)</text:span></text:p>
          <text:p text:style-name="P2"><text:span text:style-name="T1">City</text:span></text:p>
        </draw:rect>
        <draw:custom-shape draw:style-name="gr2" draw:text-style-name="P3" xml:id="id6" draw:id="id6" draw:layer="layout" svg:width="2.87cm" svg:height="1.304cm" svg:x="7.462cm" svg:y="2.696cm">
          <text:p text:style-name="P3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796cm" svg:y="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Season</text:span></text:p>
          <text:p text:style-name="P2"><text:span text:style-name="T1">name</text:span></text:p>
        </draw:rect>
        <draw:connector draw:style-name="gr7" draw:text-style-name="P1" draw:layer="layout" svg:x1="4.796cm" svg:y1="4.499cm" svg:x2="7.462cm" svg:y2="3.348cm" draw:start-shape="id5" draw:start-glue-point="1" draw:end-shape="id6" draw:end-glue-point="5" svg:d="m4796 4499h1333v-1151h1333">
          <text:p/>
        </draw:connector>
        <draw:connector draw:style-name="gr5" draw:text-style-name="P1" draw:layer="layout" svg:x1="10.332cm" svg:y1="3.348cm" svg:x2="10.796cm" svg:y2="3.5cm" draw:start-shape="id6" draw:start-glue-point="7" draw:end-shape="id7" draw:end-glue-point="3" svg:d="m10332 3348h232v152h232">
          <text:p/>
        </draw:connector>
        <draw:rect draw:style-name="gr6" draw:text-style-name="P2" xml:id="id11" draw:id="id11" draw:layer="layout" svg:width="3.13cm" svg:height="1.667cm" svg:x="6.203cm" svg:y="1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Athletes</text:span></text:p>
          <text:p text:style-name="P2"><text:span text:style-name="T2">athleteID</text:span></text:p>
          <text:p text:style-name="P2"><text:span text:style-name="T1">name</text:span></text:p>
          <text:p text:style-name="P2"><text:span text:style-name="T1"/></text:p>
        </draw:rect>
        <draw:rect draw:style-name="gr6" draw:text-style-name="P2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Countries</text:span></text:p>
          <text:p text:style-name="P2"><text:span text:style-name="T3">countryID</text:span></text:p>
          <text:p text:style-name="P2"><text:span text:style-name="T3">name</text:span></text:p>
          <text:p text:style-name="P2"><text:span text:style-name="T1">ioc_code</text:span></text:p>
          <text:p text:style-name="P2"><text:span text:style-name="T1"/></text:p>
        </draw:rect>
        <draw:rect draw:style-name="gr6" draw:text-style-name="P2" xml:id="id14" draw:id="id14" draw:layer="layout" svg:width="3.13cm" svg:height="2cm" svg:x="22.20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Disciplines</text:span></text:p>
          <text:p text:style-name="P2"><text:span text:style-name="T1">discipID</text:span></text:p>
          <text:p text:style-name="P2"><text:span text:style-name="T1">name</text:span></text:p>
          <text:p text:style-name="P2"><text:span text:style-name="T1">sport</text:span></text:p>
          <text:p text:style-name="P2"><text:span text:style-name="T1"/></text:p>
        </draw:rect>
        <draw:rect draw:style-name="gr6" draw:text-style-name="P2" draw:layer="layout" svg:width="3.13cm" svg:height="1.869cm" svg:x="18.536cm" svg:y="5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Sports</text:span></text:p>
          <text:p text:style-name="P2"><text:span text:style-name="T1">sportID</text:span></text:p>
          <text:p text:style-name="P2"><text:span text:style-name="T1">name</text:span></text:p>
          <text:p text:style-name="P2"><text:span text:style-name="T1"/></text:p>
        </draw:rect>
        <draw:rect draw:style-name="gr6" draw:text-style-name="P2" xml:id="id12" draw:id="id12" draw:layer="layout" svg:width="3.13cm" svg:height="2.333cm" svg:x="15.333cm" svg:y="9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Events</text:span></text:p>
          <text:p text:style-name="P2"><text:span text:style-name="T1">eventID</text:span></text:p>
          <text:p text:style-name="P2"><text:span text:style-name="T1">Name</text:span></text:p>
          <text:p text:style-name="P2"><text:span text:style-name="T1">Discipline</text:span></text:p>
          <text:p text:style-name="P2"><text:span text:style-name="T1">Games</text:span></text:p>
          <text:p text:style-name="P2"><text:span text:style-name="T1"/></text:p>
        </draw:rect>
        <draw:rect draw:style-name="gr6" draw:text-style-name="P2" draw:layer="layout" svg:width="3.13cm" svg:height="3.667cm" svg:x="22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Medals</text:span></text:p>
          <text:p text:style-name="P2"><text:span text:style-name="T1">medalID</text:span></text:p>
          <text:p text:style-name="P2"><text:span text:style-name="T1">type</text:span></text:p>
          <text:p text:style-name="P2"><text:span text:style-name="T1">discipline</text:span></text:p>
          <text:p text:style-name="P2"><text:span text:style-name="T1">game</text:span></text:p>
          <text:p text:style-name="P2"><text:span text:style-name="T1">athlete</text:span></text:p>
          <text:p text:style-name="P2"><text:span text:style-name="T1"/></text:p>
          <text:p text:style-name="P2"><text:span text:style-name="T1"/></text:p>
        </draw:rect>
        <draw:rect draw:style-name="gr6" draw:text-style-name="P2" draw:layer="layout" svg:width="3.13cm" svg:height="3.667cm" svg:x="17.87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2"><text:span text:style-name="T4">Participant</text:span></text:p>
          <text:p text:style-name="P2"><text:span text:style-name="T1">PartID</text:span></text:p>
          <text:p text:style-name="P2"><text:span text:style-name="T1">Athlete</text:span></text:p>
          <text:p text:style-name="P2"><text:span text:style-name="T1">Country</text:span></text:p>
          <text:p text:style-name="P2"><text:span text:style-name="T1">Game</text:span></text:p>
          <text:p text:style-name="P2"><text:span text:style-name="T1">Discipline</text:span></text:p>
          <text:p text:style-name="P2"><text:span text:style-name="T1"/></text:p>
        </draw:rect>
        <draw:custom-shape draw:style-name="gr2" draw:text-style-name="P3" xml:id="id8" draw:id="id8" draw:layer="layout" svg:width="2.87cm" svg:height="1.304cm" svg:x="6.259cm" svg:y="7cm">
          <text:p text:style-name="P3">Host Count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6.259cm" svg:y1="7.652cm" svg:x2="4.796cm" svg:y2="4.999cm" draw:start-shape="id8" draw:start-glue-point="5" draw:end-shape="id5" draw:end-glue-point="12" svg:d="m6259 7652h-731v-2653h-732">
          <text:p/>
        </draw:connector>
        <draw:connector draw:style-name="gr5" draw:text-style-name="P1" draw:layer="layout" svg:x1="9.129cm" svg:y1="7.652cm" svg:x2="10.796cm" svg:y2="8cm" draw:start-shape="id8" draw:start-glue-point="7" draw:end-shape="id9" draw:end-glue-point="3" svg:d="m9129 7652h834v348h833">
          <text:p/>
        </draw:connector>
        <draw:custom-shape draw:style-name="gr2" draw:text-style-name="P3" xml:id="id10" draw:id="id10" draw:layer="layout" svg:width="2.87cm" svg:height="1.971cm" svg:x="11.796cm" svg:y="10.362cm">
          <text:p text:style-name="P3"><text:span text:style-name="T4">Participate</text:span></text:p>
          <text:p text:style-name="P3">Part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796cm" svg:y1="11.348cm" svg:x2="9.333cm" svg:y2="13.833cm" draw:start-shape="id10" draw:start-glue-point="5" draw:end-shape="id11" draw:end-glue-point="1" svg:d="m11796 11348h-1231v2485h-1232">
          <text:p/>
        </draw:connector>
        <draw:connector draw:style-name="gr5" draw:text-style-name="P1" draw:layer="layout" svg:x1="13.231cm" svg:y1="10.362cm" svg:x2="13.926cm" svg:y2="8cm" draw:start-shape="id10" draw:start-glue-point="4" draw:end-shape="id9" draw:end-glue-point="1" svg:d="m13231 10362v-681h1196v-1681h-501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3"><text:span text:style-name="T4">Had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333cm" svg:y1="10.499cm" svg:x2="14.666cm" svg:y2="11.348cm" draw:start-shape="id12" draw:start-glue-point="3" draw:end-shape="id10" draw:end-glue-point="7" svg:d="m15333 10499h-333v849h-334">
          <text:p/>
        </draw:connector>
        <draw:custom-shape draw:style-name="gr2" draw:text-style-name="P3" xml:id="id13" draw:id="id13" draw:layer="layout" svg:width="2.87cm" svg:height="1.971cm" svg:x="19cm" svg:y="9.029cm">
          <text:p text:style-name="P3"><text:span text:style-name="T4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463cm" svg:y1="9.678cm" svg:x2="19cm" svg:y2="10.015cm" draw:start-shape="id12" draw:start-glue-point="6" draw:end-shape="id13" draw:end-glue-point="5" svg:d="m18463 9678h269v337h268">
          <text:p/>
        </draw:connector>
        <draw:connector draw:style-name="gr5" draw:text-style-name="P1" draw:layer="layout" svg:x1="21.87cm" svg:y1="10.015cm" svg:x2="22.203cm" svg:y2="9.666cm" draw:start-shape="id13" draw:start-glue-point="7" draw:end-shape="id14" draw:end-glue-point="3" svg:d="m21870 10015h167v-349h166">
          <text:p/>
        </draw:connector>
        <draw:connector draw:style-name="gr5" draw:text-style-name="P1" draw:layer="layout" svg:x1="4.796cm" svg:y1="4.999cm" svg:x2="10.333cm" svg:y2="5.348cm" draw:start-shape="id5" draw:start-glue-point="12" draw:end-shape="id15" draw:end-glue-point="5" svg:d="m4796 4999h2769v349h2768">
          <text:p/>
        </draw:connector>
        <draw:connector draw:style-name="gr5" draw:text-style-name="P1" draw:layer="layout" svg:x1="13.203cm" svg:y1="5.348cm" svg:x2="15.943cm" svg:y2="9.335cm" draw:start-shape="id15" draw:start-glue-point="7" draw:end-shape="id12" draw:end-glue-point="8" svg:d="m13203 5348h2740v39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15T16:15:13.69</dc:date>
    <dc:creator>Cudré Pascal Pascal</dc:creator>
    <meta:editing-duration>PT19H14M26S</meta:editing-duration>
    <meta:editing-cycles>71</meta:editing-cycles>
    <meta:document-statistic meta:object-count="39"/>
  </office:meta>
</office:document-meta>
</file>